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9a9" officeooo:paragraph-rsid="001b49a9"/>
    </style:style>
    <style:style style:name="P2" style:family="paragraph" style:parent-style-name="Standard" style:list-style-name="L1">
      <style:text-properties officeooo:rsid="001b49a9" officeooo:paragraph-rsid="001b49a9"/>
    </style:style>
    <style:style style:name="P3" style:family="paragraph" style:parent-style-name="Standard" style:list-style-name="L1">
      <style:text-properties officeooo:paragraph-rsid="001b49a9"/>
    </style:style>
    <style:style style:name="T1" style:family="text">
      <style:text-properties officeooo:rsid="001b49a9"/>
    </style:style>
    <style:style style:name="T2" style:family="text">
      <style:text-properties officeooo:rsid="001cb6c1"/>
    </style:style>
    <style:style style:name="T3" style:family="text">
      <style:text-properties officeooo:rsid="001cba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install:</text:p>
      <text:p text:style-name="P1"/>
      <text:list xml:id="list3063398942" text:style-name="L1">
        <text:list-item>
          <text:p text:style-name="P3"><text:span text:style-name="T1">mkdir -p ~/</text:span><text:span text:style-name="T2">ros</text:span><text:span text:style-name="T1">_ws/src</text:span></text:p>
        </text:list-item>
        <text:list-item>
          <text:p text:style-name="P2">source /opt/ros/noetic/setup.bash</text:p>
        </text:list-item>
        <text:list-item>
          <text:p text:style-name="P2"><text:span text:style-name="T3">in src: </text:span>catkin_init_workspace</text:p>
        </text:list-item>
        <text:list-item>
          <text:p text:style-name="P2">catkin_make</text:p>
        </text:list-item>
        <text:list-item>
          <text:p text:style-name="P3"><text:span text:style-name="T1">echo "source ~/</text:span><text:span text:style-name="T2">ros</text:span><text:span text:style-name="T1">_ws/devel/setup.bash" &gt;&gt; ~/.bashrc</text:span></text:p>
        </text:list-item>
        <text:list-item>
          <text:p text:style-name="P2">source ~/.bashrc</text:p>
        </text:list-item>
        <text:list-item>
          <text:p text:style-name="P2">sudo apt-get install ros-noetic-gazebo-ros-pkgs ros-noetic-gazebo-msgs ros-noetic-gazebo-plugins ros-noetic-gazebo-ros-control ros-noetic-moveit ros-noetic-moveit-plugins ros-noetic-moveit-planners</text:p>
        </text:list-item>
        <text:list-item>
          <text:p text:style-name="P2">roscore &amp; rosrun gazebo_ros gazebo</text:p>
        </text:list-item>
        <text:list-item>
          <text:p text:style-name="P2">catkin_create_pkg robot_manipulator<text:span text:style-name="T2"> </text:span>gazebo_msgs gazebo_plugins gazebo_ros gazebo_ros_contro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6:46:42.204022741</meta:creation-date>
    <dc:date>2022-03-16T17:37:48.680684168</dc:date>
    <meta:editing-duration>PT20M36S</meta:editing-duration>
    <meta:editing-cycles>1</meta:editing-cycles>
    <meta:document-statistic meta:table-count="0" meta:image-count="0" meta:object-count="0" meta:page-count="1" meta:paragraph-count="10" meta:word-count="49" meta:character-count="511" meta:non-whitespace-character-count="481"/>
    <meta:generator>LibreOffice/6.4.7.2$Linux_X86_64 LibreOffice_project/40$Build-2</meta:generator>
  </office:meta>
</office:document-meta>
</file>